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BE0000007889EA93B03AE2640E.png" manifest:media-type="image/png"/>
  <manifest:file-entry manifest:full-path="Pictures/10000201000005BE00000214AC56C889EB2CB8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7.812cm" svg:x="0.001cm" svg:y="1.653cm">
          <draw:image xlink:href="Pictures/10000201000005BE00000214AC56C889EB2CB8E2.png" xlink:type="simple" xlink:show="embed" xlink:actuate="onLoad">
            <text:p/>
          </draw:image>
        </draw:frame>
        <draw:frame draw:style-name="gr1" draw:text-style-name="P1" draw:layer="layout" svg:width="21.589cm" svg:height="1.761cm" svg:x="0.001cm" svg:y="-0.022cm">
          <draw:image xlink:href="Pictures/10000201000005BE0000007889EA93B03AE2640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23:04:00.250613679</meta:creation-date>
    <dc:date>2020-12-14T23:06:52.300352132</dc:date>
    <meta:editing-duration>PT2M52S</meta:editing-duration>
    <meta:editing-cycles>1</meta:editing-cycles>
    <meta:document-statistic meta:object-count="2"/>
    <meta:generator>LibreOffice/6.0.7.3$Linux_X86_64 LibreOffice_project/00m0$Build-3</meta:generator>
  </office:meta>
</office:document-meta>
</file>